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6940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6940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6940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6940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940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6940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940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6940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6940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6940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6940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6940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6940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6940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6940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6940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6940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dinson Ángel de Jesús Pérez Puesme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7/3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58817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Yuraima J. Puesme Corv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79301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9.93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68" meta:non-whitespace-character-count="999"/>
    <meta:template xlink:type="simple" xlink:actuate="onRequest" xlink:title="Normal" xlink:href=""/>
  </office:meta>
</office:document-meta>
</file>